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  <style:text-properties fo:font-weight="bold" style:font-weight-asian="bold" style:font-weight-complex="bold" fo:color="#00B0F0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FUNDAMENTOS DE DERECHO PARTE I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men Xia Martínez y Espinosa</meta:initial-creator>
    <dc:creator>Carmen Xia Martínez y Espinosa</dc:creator>
    <meta:creation-date>2022-11-13T10:34:00Z</meta:creation-date>
    <dc:date>2022-11-13T10:36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